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55,168,151,93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17,261,151,845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95,837,353,031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81,971,148,530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42,584,815,286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30,190,979,706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09,401,816,050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31,685,217,367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92,275,107,258.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01,758,735,822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32,051,935,642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89,185,571,506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36,280,064,332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16,092,273,276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01,457,562,038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62,273,631,180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214,394,866,675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97,508,773,215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97,289,625,479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217,259,147,05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18,259,904,402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12,790,348,404.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37,250,948,79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21:47.161805689</dc:date>
    <meta:editing-duration>PT28M1S</meta:editing-duration>
    <meta:editing-cycles>10</meta:editing-cycles>
    <meta:generator>LibreOffice/7.2.6.2$Linux_X86_64 LibreOffice_project/20$Build-2</meta:generator>
    <meta:document-statistic meta:table-count="1" meta:cell-count="48" meta:object-count="0"/>
  </office:meta>
</office:document-meta>
</file>